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8e1" officeooo:paragraph-rsid="001c48e1"/>
    </style:style>
    <style:style style:name="P2" style:family="paragraph" style:parent-style-name="Standard">
      <style:text-properties officeooo:rsid="001c48e1" officeooo:paragraph-rsid="001c48e1"/>
    </style:style>
    <style:style style:name="T1" style:family="text">
      <style:text-properties officeooo:rsid="001f8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Delimiter //<text:line-break/>Drop procedure if exists Mostra_paciente//<text:line-break/>create procedure Mostra_paciente()<text:line-break/>begin <text:line-break/>select p.nome from pacientes p;<text:line-break/>end//<text:line-break/>delimiter ;</text:p>
      <text:p text:style-name="P1"/>
      <text:p text:style-name="P1">2.</text:p>
      <text:p text:style-name="P1"/>
      <text:p text:style-name="P1">Delimiter //<text:line-break/>Drop procedure if exists Mostra_Info_paciente//<text:line-break/>create procedure Mostra_Info_paciente(in crm int)<text:line-break/>begin <text:line-break/>select distinct p.*<text:line-break/>from consultas c, pacientes p, medico m<text:line-break/>where c.CrmMed = crm and <text:line-break/><text:tab/>c.codPaciente = p.Pcod;<text:line-break/><text:line-break/>end//<text:line-break/>delimiter ;</text:p>
      <text:p text:style-name="P1"/>
      <text:p text:style-name="P1">3.</text:p>
      <text:p text:style-name="P1"/>
      <text:p text:style-name="P1">Delimiter //</text:p>
      <text:p text:style-name="P1">Drop procedure if exists Inserir_dados_cidade//</text:p>
      <text:p text:style-name="P1">create procedure Inserir_dados_cidade(in Cod int, nome varchar(20), uf varchar(3))</text:p>
      <text:p text:style-name="P1">begin</text:p>
      <text:p text:style-name="P1">insert into cidades values (cod, nome , uf);</text:p>
      <text:p text:style-name="P1">select cod , nome, uf;</text:p>
      <text:p text:style-name="P1">end//</text:p>
      <text:p text:style-name="P1">delimiter ;</text:p>
      <text:p text:style-name="P1"/>
      <text:p text:style-name="P1">4.</text:p>
      <text:p text:style-name="P1"/>
      <text:p text:style-name="P1">Delimiter //</text:p>
      <text:p text:style-name="P1">Drop procedure if exists Busca_Hora_Cosulta//</text:p>
      <text:p text:style-name="P1">create procedure Busca_Hora_Cosulta(in Cod int, crm int, dataCons date)</text:p>
      <text:p text:style-name="P1">begin</text:p>
      <text:p text:style-name="P1">select c.Hora</text:p>
      <text:p text:style-name="P1">from Consultas c</text:p>
      <text:p text:style-name="P1">where c.codPaciente = cod and</text:p>
      <text:p text:style-name="P1">c.crmMed = crm and</text:p>
      <text:p text:style-name="P1"><text:s/>c.Data = dataCons;</text:p>
      <text:p text:style-name="P1">end//</text:p>
      <text:p text:style-name="P1">delimiter ;</text:p>
      <text:p text:style-name="P1"/>
      <text:p text:style-name="P1">5.</text:p>
      <text:p text:style-name="P1"/>
      <text:p text:style-name="P1">Delimiter //</text:p>
      <text:p text:style-name="P1"><text:soft-page-break/>Drop procedure if exists Busca_Paciente//</text:p>
      <text:p text:style-name="P1">create procedure Busca_Paciente(in cidade varchar(30))</text:p>
      <text:p text:style-name="P1">begin</text:p>
      <text:p text:style-name="P1">select distinct p.*</text:p>
      <text:p text:style-name="P1">from pacientes p , cidades c</text:p>
      <text:p text:style-name="P1">where c.nome = cidade and</text:p>
      <text:p text:style-name="P1">p.codCid = c.Ccod;</text:p>
      <text:p text:style-name="P1">end//</text:p>
      <text:p text:style-name="P1">delimiter ;</text:p>
      <text:p text:style-name="P1"/>
      <text:p text:style-name="P1">6.</text:p>
      <text:p text:style-name="P1"/>
      <text:p text:style-name="P1">Delimiter //</text:p>
      <text:p text:style-name="P1">Drop procedure if exists Busca_Especialidade//</text:p>
      <text:p text:style-name="P1">create procedure Busca_Especialidade(in crm int, <text:span text:style-name="T1">out Pnome Varchar(50)</text:span>)</text:p>
      <text:p text:style-name="P1">begin</text:p>
      <text:p text:style-name="P1">select e.nome <text:span text:style-name="T1">into Pnome</text:span></text:p>
      <text:p text:style-name="P1">from especialidades e , Medico m</text:p>
      <text:p text:style-name="P1">where m.Crm = crm and</text:p>
      <text:p text:style-name="P1">e.Ecod = m.codEspecialidade;</text:p>
      <text:p text:style-name="P1">end//</text:p>
      <text:p text:style-name="P1">delimiter ;</text:p>
      <text:p text:style-name="P1"/>
      <text:p text:style-name="P1">7.</text:p>
      <text:p text:style-name="P1"/>
      <text:p text:style-name="P1">Delimiter //</text:p>
      <text:p text:style-name="P1">Drop procedure if exists Busca_Por_Plano//</text:p>
      <text:p text:style-name="P1">create procedure Busca_Por_Plano(in Plano int)</text:p>
      <text:p text:style-name="P1">begin</text:p>
      <text:p text:style-name="P1">select P.nome , pl.nome</text:p>
      <text:p text:style-name="P1">from pacientes p , planos pl</text:p>
      <text:p text:style-name="P1">where pl.Plcod = Plano and</text:p>
      <text:p text:style-name="P1">pl.PLcod = p.codPlano;</text:p>
      <text:p text:style-name="P1">end//</text:p>
      <text:p text:style-name="P1">delimiter ;</text:p>
      <text:p text:style-name="P1"/>
      <text:p text:style-name="P1">8.</text:p>
      <text:p text:style-name="P1"/>
      <text:p text:style-name="P1">Delimiter //</text:p>
      <text:p text:style-name="P1">Drop procedure if exists Alterar_Nome_Area//</text:p>
      <text:p text:style-name="P1">create procedure Alterar_Nome_Area(in area int, nome varchar(30))</text:p>
      <text:p text:style-name="P1">begin</text:p>
      <text:p text:style-name="P1">update areas</text:p>
      <text:p text:style-name="P1">set NOME = nome</text:p>
      <text:p text:style-name="P1">where Acod = area;</text:p>
      <text:p text:style-name="P1">end//</text:p>
      <text:p text:style-name="P1">delimiter ;</text:p>
      <text:p text:style-name="P1"/>
      <text:p text:style-name="P1">9.</text:p>
      <text:p text:style-name="P1"/>
      <text:p text:style-name="P1">Delimiter //</text:p>
      <text:p text:style-name="P1">Drop procedure if exists Alterar_Plano_Paciente//</text:p>
      <text:p text:style-name="P1"><text:soft-page-break/>create procedure Alterar_Plano_Paciente(in novoPlano int, paciente int)</text:p>
      <text:p text:style-name="P1">begin</text:p>
      <text:p text:style-name="P1">update pacientes</text:p>
      <text:p text:style-name="P1">set CodPlano = novoPlano</text:p>
      <text:p text:style-name="P1">where Pcod = paciente;</text:p>
      <text:p text:style-name="P1">end//</text:p>
      <text:p text:style-name="P1">delimiter ;</text:p>
      <text:p text:style-name="P1"/>
      <text:p text:style-name="P1"/>
      <text:p text:style-name="P1">10.</text:p>
      <text:p text:style-name="P1"/>
      <text:p text:style-name="P1">Delimiter //</text:p>
      <text:p text:style-name="P1">Drop procedure if exists Setar_Desconto_consulta//</text:p>
      <text:p text:style-name="P1">create procedure Setar_Desconto_consulta(in codPaci int, crmMed int, dataCons date , Hora time,</text:p>
      <text:p text:style-name="P1">valor decimal(8,2))</text:p>
      <text:p text:style-name="P1">begin</text:p>
      <text:p text:style-name="P1">select valor</text:p>
      <text:p text:style-name="P1">from consultas c</text:p>
      <text:p text:style-name="P1">where c.codpaciente = codPaci and</text:p>
      <text:p text:style-name="P1">c.crmMed = crmMed and</text:p>
      <text:p text:style-name="P1"><text:s/>c.data = dataCons and</text:p>
      <text:p text:style-name="P1"><text:s/>c.hora = Hora and</text:p>
      <text:p text:style-name="P1"><text:s/>c.valor = valor;</text:p>
      <text:p text:style-name="P1">set valor = valor - (valor*0.5) ;</text:p>
      <text:p text:style-name="P1">Select valor;</text:p>
      <text:p text:style-name="P1">end//</text:p>
      <text:p text:style-name="P1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0:41:34.423000000</meta:creation-date>
    <dc:date>2019-06-19T22:28:42.537000000</dc:date>
    <meta:editing-duration>PT2H32M33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95" meta:word-count="352" meta:character-count="2364" meta:non-whitespace-character-count="2098"/>
  </office:meta>
</office:document-meta>
</file>